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</office:automatic-styles>
  <office:body>
    <office:text>
      <text:p text:style-name="Title">User Inp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from-the-user"/>Reading From the User<text:bookmark-end text:name="reading-from-the-user"/></text:h>
      <text:list text:style-name="L1">
        <text:list-item>
          <text:p text:style-name="P1">Download the PersonalizedWelcomeMessage project from the D2L module for this lab.</text:p>
        </text:list-item>
        <text:list-item>
          <text:p text:style-name="P1">Extract it and open it in VS.</text:p>
        </text:list-item>
        <text:list-item>
          <text:p text:style-name="P1">(If you are using VS on Mac, follow the instructions at <text:a xlink:type="simple" xlink:href="https://stackoverflow.com/a/49056993/" office:name=""><text:span text:style-name="Definition">https://stackoverflow.com/a/49056993/</text:span></text:a> to have your project “Run on external console”. You will need to do that for every solution where the user is supposed to enter values.)</text:p>
        </text:list-item>
        <text:list-item>
          <text:p text:style-name="P1">Compile and execute it.</text:p>
        </text:list-item>
        <text:list-item>
          <text:p text:style-name="P1">You will be prompted with the message:</text:p>
          <text:p text:style-name="P2"><text:s text:c="1"/>Please, enter your first name, followed by "Enter":</text:p>
          <text:p text:style-name="P1">Enter your first name, followed by Enter ↵. You just witnessed an interaction between a program and the user!</text:p>
        </text:list-item>
        <text:list-item>
          <text:p text:style-name="P1">Read the source code carefully and make sure you understand all of it.</text:p>
        </text:list-item>
        <text:list-item>
          <text:p text:style-name="P1">Change the code so that the program would also ask for the user’s last name and print both their first and last name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ser Inp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49:51Z</meta:creation-date>
    <dc:date>2021-05-24T18:49:51Z</dc:date>
    <meta:user-defined meta:name="date" meta:value-type="string">May  24, 2021 (06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